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style:font-name="Ubuntu Mono" fo:font-weight="normal" style:font-size-asian="24pt" style:font-size-complex="24pt"/>
    </style:style>
    <style:style style:name="T3" style:family="text">
      <style:text-properties style:font-name="Ubuntu" fo:font-weight="normal" style:font-size-asian="24pt" style:font-size-complex="24pt"/>
    </style:style>
    <style:style style:name="T4" style:family="text">
      <style:text-properties style:font-name="Ubuntu" fo:font-weight="bold" style:font-size-asian="24pt" style:font-weight-asian="bold" style:font-size-complex="24pt" style:font-weight-complex="bold"/>
    </style:style>
    <style:style style:name="T5" style:family="text">
      <style:text-properties fo:font-weight="bold" fo:background-color="#ed1c24" style:font-size-asian="24pt" style:font-size-complex="24pt"/>
    </style:style>
    <style:style style:name="T6" style:family="text">
      <style:text-properties style:font-name="Ubuntu1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OVing Data: The Case of -1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do load X0 with -1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et’s recall last time, we could load X0 or W0 with a small integer, e.g., using MOV X0, #3.</text:p>
              </text:list-item>
              <text:list-item>
                <text:p/>
              </text:list-item>
              <text:list-item>
                <text:p>This appeared in our listing as 0x060080D2, or</text:p>
              </text:list-item>
              <text:list-item>
                <text:p>0xD2800060 in readable order because ARM is little Endian.</text:p>
              </text:list-item>
              <text:list-item>
                <text:p/>
              </text:list-item>
              <text:list-item>
                <text:p>This operation had an imm16 field, in which we placed 0b0000000000000011 or 0x0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to do load X0 with -1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But -1 represented as a 64 bit integer is</text:p>
              </text:list-item>
              <text:list-item>
                <text:p><text:span text:style-name="T1">0xFFFFFFFFFFFF</text:span>FFFF (bit pattern of all 1s)</text:p>
                <text:p>We can’t fit this into a 16 bit immediate field.</text:p>
              </text:list-item>
              <text:list-item>
                <text:p/>
              </text:list-item>
              <text:list-item>
                <text:p>Let’s see what GCC does with an example:</text:p>
                <text:list>
                  <text:list-item>
                    <text:p><text:span text:style-name="T2">int main(void){</text:span></text:p>
                  </text:list-item>
                  <text:list-item>
                    <text:p><text:span text:style-name="T2">long int num = -1;</text:span></text:p>
                  </text:list-item>
                  <text:list-item>
                    <text:p><text:span text:style-name="T2">return 0;</text:span></text:p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do load X0 with -1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unning GCC to assembly source produces</text:p>
                <text:list>
                  <text:list-header>
                    <text:p><text:span text:style-name="T3"/></text:p>
                  </text:list-header>
                  <text:list-item>
                    <text:p><text:span text:style-name="T3">main:</text:span></text:p>
                  </text:list-item>
                  <text:list-item>
                    <text:p><text:span text:style-name="T3">sub</text:span><text:span text:style-name="T3"><text:tab/></text:span><text:span text:style-name="T3"><text:tab/></text:span><text:span text:style-name="T3">sp, sp, #16</text:span></text:p>
                  </text:list-item>
                  <text:list-item>
                    <text:p><text:span text:style-name="T4">mov</text:span><text:span text:style-name="T4"><text:tab/></text:span><text:span text:style-name="T4">x0, -1</text:span></text:p>
                  </text:list-item>
                  <text:list-item>
                    <text:p><text:span text:style-name="T3">str</text:span><text:span text:style-name="T3"><text:tab/></text:span><text:span text:style-name="T3"><text:tab/></text:span><text:span text:style-name="T3">x0, [sp, 8]</text:span></text:p>
                  </text:list-item>
                  <text:list-item>
                    <text:p><text:span text:style-name="T3">mov</text:span><text:span text:style-name="T3"><text:tab/></text:span><text:span text:style-name="T3">w0, 0</text:span></text:p>
                  </text:list-item>
                  <text:list-item>
                    <text:p><text:span text:style-name="T3">add</text:span><text:span text:style-name="T3"><text:tab/></text:span><text:span text:style-name="T3">sp, sp, 16</text:span></text:p>
                  </text:list-item>
                  <text:list-item>
                    <text:p><text:span text:style-name="T3">ret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to do load X0 with -1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But the assembly source is misleading here. <text:s/>Let’s look at the listing file:</text:p>
              </text:list-item>
              <text:list-item>
                <text:p/>
                <text:list>
                  <text:list-item>
                    <text:p><text:s text:c="2"/><text:span text:style-name="T3">7 <text:s text:c="8"/>main:</text:span></text:p>
                  </text:list-item>
                  <text:list-item>
                    <text:p><text:span text:style-name="T3"><text:s text:c="3"/></text:span><text:span text:style-name="T3">8 </text:span><text:span text:style-name="T3"><text:tab/></text:span><text:span text:style-name="T3"><text:tab/></text:span><text:span text:style-name="T3">0000 </text:span><text:span text:style-name="T3"><text:tab/></text:span><text:span text:style-name="T3">FF4300D1 </text:span><text:span text:style-name="T3"><text:tab/></text:span><text:span text:style-name="T3"><text:tab/></text:span><text:span text:style-name="T3">sub</text:span><text:span text:style-name="T3"><text:tab/></text:span><text:span text:style-name="T3">sp, sp, #16</text:span></text:p>
                  </text:list-item>
                  <text:list-item>
                    <text:p><text:span text:style-name="T3"><text:s text:c="3"/></text:span><text:span text:style-name="T4">9 </text:span><text:span text:style-name="T4"><text:tab/></text:span><text:span text:style-name="T4"><text:tab/></text:span><text:span text:style-name="T4">0004 </text:span><text:span text:style-name="T4"><text:tab/></text:span><text:span text:style-name="T4">00008092 </text:span><text:span text:style-name="T4"><text:tab/></text:span><text:span text:style-name="T4"><text:tab/></text:span><text:span text:style-name="T4">mov</text:span><text:span text:style-name="T4"><text:tab/></text:span><text:span text:style-name="T4">x0, -1</text:span></text:p>
                  </text:list-item>
                  <text:list-item>
                    <text:p><text:span text:style-name="T3"><text:s text:c="2"/></text:span><text:span text:style-name="T3">10 </text:span><text:span text:style-name="T3"><text:tab/></text:span><text:span text:style-name="T3">0008 </text:span><text:span text:style-name="T3"><text:tab/></text:span><text:span text:style-name="T3">E00700F9 </text:span><text:span text:style-name="T3"><text:tab/></text:span><text:span text:style-name="T3"><text:tab/></text:span><text:span text:style-name="T3">str</text:span><text:span text:style-name="T3"><text:tab/></text:span><text:span text:style-name="T3">x0, [sp, 8]</text:span></text:p>
                  </text:list-item>
                  <text:list-item>
                    <text:p><text:span text:style-name="T3"><text:s text:c="2"/></text:span><text:span text:style-name="T3">11 </text:span><text:span text:style-name="T3"><text:tab/></text:span><text:span text:style-name="T3">000c </text:span><text:span text:style-name="T3"><text:tab/></text:span><text:span text:style-name="T3">00008052 </text:span><text:span text:style-name="T3"><text:tab/></text:span><text:span text:style-name="T3"><text:tab/></text:span><text:span text:style-name="T3">mov</text:span><text:span text:style-name="T3"><text:tab/></text:span><text:span text:style-name="T3">w0, 0</text:span></text:p>
                  </text:list-item>
                  <text:list-item>
                    <text:p><text:span text:style-name="T3"><text:s text:c="2"/></text:span><text:span text:style-name="T3">12 </text:span><text:span text:style-name="T3"><text:tab/></text:span><text:span text:style-name="T3">0010 </text:span><text:span text:style-name="T3"><text:tab/></text:span><text:span text:style-name="T3">FF430091 </text:span><text:span text:style-name="T3"><text:tab/></text:span><text:span text:style-name="T3"><text:tab/></text:span><text:span text:style-name="T3">add</text:span><text:span text:style-name="T3"><text:tab/></text:span><text:span text:style-name="T3">sp, sp, 16</text:span></text:p>
                  </text:list-item>
                  <text:list-item>
                    <text:p><text:span text:style-name="T3"><text:s text:c="2"/></text:span><text:span text:style-name="T3">13 </text:span><text:span text:style-name="T3"><text:tab/></text:span><text:span text:style-name="T3">0014 </text:span><text:span text:style-name="T3"><text:tab/></text:span><text:span text:style-name="T3">C0035FD6 </text:span><text:span text:style-name="T3"><text:tab/></text:span><text:span text:style-name="T3"><text:tab/></text:span><text:span text:style-name="T3">r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do load X0 with -1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et’s decode this, since the op code appears different (D2 vs. 92).</text:p>
              </text:list-item>
              <text:list-item>
                <text:p/>
              </text:list-item>
              <text:list-item>
                <text:p>Re-ordered, the instruction is 0x92800000.</text:p>
              </text:list-item>
              <text:list-item>
                <text:p/>
              </text:list-item>
              <text:list-item>
                <text:p>If we look at the Aarch64 instruction spreadsheet, we find that this corresponds not to MOV, but rather MOVN. <text:s/>What’s the difference?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V vs MOVN: N is for N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OVN has similar syntax to MOV. <text:s/>It has:</text:p>
              </text:list-item>
            </text:list>
            <text:list text:style-name="L3">
              <text:list-item>
                <text:p>sf: 1 bit, 0 for 32 bit or 1 for 64 bit</text:p>
              </text:list-item>
              <text:list-item>
                <text:p>op code: 00100101</text:p>
              </text:list-item>
              <text:list-item>
                <text:p>hw: 2 bits, used for shifting (leave 00 for now)</text:p>
              </text:list-item>
              <text:list-item>
                <text:p>imm16: 16 bit integer, 0 through 65535</text:p>
              </text:list-item>
              <text:list-item>
                <text:p>Rd: 5 bits, register number</text:p>
                <text:p/>
              </text:list-item>
            </text:list>
            <text:list text:style-name="L2">
              <text:list-item>
                <text:p>imm16 is a bit pattern of our choosing, which in our example was 0x0000.</text:p>
              </text:list-item>
              <text:list-item>
                <text:p/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V vs MOVN: N is for N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header>
                <text:p>imm16 is a bit pattern of our choosing, which in our example was 0x0000. <text:s/>This is loaded into the register in positions 15 through 0, resulting in the pattern 0x000000000000<text:span text:style-name="T5">0000</text:span> (red nibbles are the imm16 value).</text:p>
              </text:list-header>
              <text:list-item>
                <text:p/>
              </text:list-item>
              <text:list-item>
                <text:p>The entire pattern is then NOT’d to produce</text:p>
              </text:list-item>
              <text:list-item>
                <text:p>0xFFFFFFFFFFFFFFFF = -1.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V vs MOVN: N is for N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mportant note:</text:p>
              </text:list-item>
              <text:list-item>
                <text:p/>
              </text:list-item>
              <text:list-item>
                <text:p>N, for NOT, is not the same as two’s complement negation. <text:s/>Two’s complement negation requires NOTing a bit pattern, and then adding 1. <text:s/>Here we only NOT’d a bit pattern.</text:p>
              </text:list-item>
              <text:list-item>
                <text:p/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other Approac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e could have used a different approach, but using two instructions:</text:p>
              </text:list-item>
              <text:list-item>
                <text:p/>
                <text:list>
                  <text:list-item>
                    <text:p><text:span text:style-name="T6">MOV X0, #1</text:span></text:p>
                  </text:list-item>
                  <text:list-item>
                    <text:p><text:span text:style-name="T6">SUB X0, XZR, X0</text:span></text:p>
                  </text:list-item>
                </text:list>
              </text:list-item>
              <text:list-item>
                <text:p/>
              </text:list-item>
              <text:list-item>
                <text:p>This instruction (SUB) subtracts 1 from the zero register (a register that always contains zero only). <text:s/>The instruction NEG Xd Xr is an alias of SUB Xd, XZR, Xr, meaning both will be assembled to the same machine instruction. </text:p>
              </text:list-item>
              <text:list-item>
                <text:p/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lag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s and the NZCV regis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arch64, like many processors, has a special register that contains “flags”, individual bits which represent different results of a previous operation. <text:s/>They are:</text:p>
              </text:list-item>
            </text:list>
            <text:list text:style-name="L3">
              <text:list-item>
                <text:p>N, negative: the result of the previous flag-setting operation was negative</text:p>
              </text:list-item>
              <text:list-item>
                <text:p>Z, zero: the result of the previous flag-setting operation was zero</text:p>
              </text:list-item>
              <text:list-item>
                <text:p>C, carry: the result of the previous flag-setting operation involved a final carry (e.g. unsigned integers)</text:p>
              </text:list-item>
              <text:list-item>
                <text:p>V, overflow: the result of the previous flag-setting operation involved an overflow (e.g. signed integers) </text:p>
              </text:list-item>
            </text:list>
            <text:list text:style-name="L2">
              <text:list-item>
                <text:p/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-setting Instru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xample: ADD vs. ADDS</text:p>
              </text:list-item>
              <text:list-item>
                <text:p><text:line-break/>ADD Xd, Xr, Xs computes the sum of Xr and Xs. <text:s/>If the result is zero, negative, or involves a carry or overflow, this information is not kept.</text:p>
              </text:list-item>
              <text:list-item>
                <text:p/>
              </text:list-item>
              <text:list-item>
                <text:p>ADDS Xd, Xr, Xs does the same, but updates the appropriate flag(s) N, Z, C, or V.</text:p>
              </text:list-item>
              <text:list-item>
                <text:p/>
              </text:list-item>
              <text:list-item>
                <text:p>Using flags allows us to do lots of thing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-setting Instru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xample: ADD vs. ADDS</text:p>
              </text:list-item>
              <text:list-item>
                <text:p><text:line-break/>ADD Xd, Xr, Xs computes the sum of Xr and Xs. <text:s/>If the result is zero, negative, or involves a carry or overflow, this information is not kept.</text:p>
              </text:list-item>
              <text:list-item>
                <text:p/>
              </text:list-item>
              <text:list-item>
                <text:p>ADDS Xd, Xr, Xs does the same, but updates the appropriate flag(s) N, Z, C, or V.</text:p>
              </text:list-item>
              <text:list-item>
                <text:p/>
              </text:list-item>
              <text:list-item>
                <text:p>Using flags allows us to do lots of thing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-reading instru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xample: ADC and ADCS</text:p>
              </text:list-item>
              <text:list-item>
                <text:p/>
              </text:list-item>
              <text:list-item>
                <text:p>ADC Xd, Xr, Xs performs Xr + Xs + C, but does not set flags.</text:p>
              </text:list-item>
              <text:list-item>
                <text:p>ADCS Xd, Xr, XS performs Xr + Xs + C, and does set flags.</text:p>
              </text:list-item>
              <text:list-item>
                <text:p/>
              </text:list-item>
              <text:list-item>
                <text:p>We could use this to define (for example) addition with 128 bit numbers: future assignment?</text:p>
              </text:list-item>
              <text:list-item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-reading instructions: branching<text:line-break/>AKA: JUMPs on AR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n the Brookshear architecture, we had a single JUMP command, and it was supplied with two operands: the register to compare to R0, and the memory location to jump to. <text:s/>Put another way, JUMP on Brookshear was “branch on equality.”</text:p>
              </text:list-item>
              <text:list-item>
                <text:p/>
              </text:list-item>
              <text:list-item>
                <text:p>ARM has way more variations on this type of instruction (fortunately).</text:p>
              </text:list-item>
              <text:list-item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most basic instruction is an unconditional branch, which has assembly code B. <text:s/>Its syntax would be </text:p>
              </text:list-item>
              <text:list-item>
                <text:p/>
              </text:list-item>
              <text:list-item>
                <text:p>B &lt;label&gt;</text:p>
              </text:list-item>
              <text:list-item>
                <text:p/>
              </text:list-item>
              <text:list-item>
                <text:p>where &lt;label&gt; is (eventually) an address. <text:s/>In assembly this is a label like main: or chocolate: but eventually is resolved to a memory add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nother branch instruction is</text:p>
              </text:list-item>
              <text:list-item>
                <text:p/>
              </text:list-item>
              <text:list-item>
                <text:p>BR Xr</text:p>
              </text:list-item>
              <text:list-item>
                <text:p/>
              </text:list-item>
              <text:list-item>
                <text:p>Here the program counter is set unconditionally to have the value stored in Xr, which is interpreted as a memory add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 more exotic one is </text:p>
              </text:list-item>
              <text:list-item>
                <text:p/>
              </text:list-item>
              <text:list-item>
                <text:p>B.cond &lt;label&gt;</text:p>
              </text:list-item>
              <text:list-item>
                <text:p/>
              </text:list-item>
              <text:list-item>
                <text:p>Here cond refers to a condition, which can have 16 possible values/meanings, and branching is conditional on the value(s) of the NZCV fla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A few of the codes:</text:p>
              </text:list-item>
              <text:list-item>
                <text:p/>
              </text:list-item>
              <text:list-item>
                <text:p>EQ: branch on equal</text:p>
              </text:list-item>
              <text:list-item>
                <text:p>NE: branch on not-equal</text:p>
              </text:list-item>
              <text:list-item>
                <text:p>GE: greater than or equal</text:p>
              </text:list-item>
              <text:list-item>
                <text:p>GT: greater</text:p>
              </text:list-item>
              <text:list-item>
                <text:p>etc.</text:p>
              </text:list-item>
              <text:list-item>
                <text:p/>
              </text:list-item>
              <text:list-item>
                <text:p>Generally we use a CMP instruction before a B.cond instruction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M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MP neesd to be specified two registers for comparison, Rm and Rn (either W or X):</text:p>
              </text:list-item>
              <text:list-item>
                <text:p>CMP X0, X1.</text:p>
              </text:list-item>
              <text:list-item>
                <text:p>This really is an alias for</text:p>
              </text:list-item>
              <text:list-item>
                <text:p>SUBS Xzr X0 X1, which computes X0-X1, discards the result but updates the flags. <text:s/>The flags can then be read by a branch instruction immediately following the comparison.</text:p>
              </text:list-item>
              <text:list-item>
                <text:p/>
              </text:list-item>
              <text:list-item>
                <text:p>There are “options” that can be added to make the CMP function a bit more elaborate, but we’ll skip that for now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BZ/CBNZ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se instructions have format</text:p>
              </text:list-item>
              <text:list-item>
                <text:p>CBZ/CBNZ Rs, &lt;label&gt; </text:p>
              </text:list-item>
              <text:list-item>
                <text:p>Unlike the other compare commands, they do not change the flags and are in a sense a CMP + B put together into a single instruction.</text:p>
              </text:list-item>
              <text:list-item>
                <text:p/>
              </text:list-item>
              <text:list-item>
                <text:p>CBZ and CBNZ genuinely a single instruction and have different op codes than the CMP command: they are not an alias for CMP + B.cond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17:32:47.313637308</meta:creation-date>
    <meta:editing-duration>PT41M59S</meta:editing-duration>
    <meta:editing-cycles>9</meta:editing-cycles>
    <meta:generator>LibreOffice/6.0.7.3$Linux_X86_64 LibreOffice_project/00m0$Build-3</meta:generator>
    <dc:title>Alizarin</dc:title>
    <dc:date>2020-08-31T21:03:46.499727301</dc:date>
    <meta:document-statistic meta:object-count="125"/>
  </office:meta>
</office:document-meta>
</file>